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9.629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6.521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5.106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6.369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5.528cm" fo:break-before="auto" style:use-optimal-row-height="true"/>
    </style:style>
    <style:style style:name="ro12" style:family="table-row">
      <style:table-row-properties style:row-height="9.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video_key</text:p>
          </table:table-cell>
          <table:table-cell table:style-name="ce1" office:value-type="string">
            <text:p>display_option</text:p>
          </table:table-cell>
          <table:table-cell table:style-name="ce1" office:value-type="string">
            <text:p>collection</text:p>
          </table:table-cell>
          <table:table-cell table:number-columns-repeated="1016"/>
        </table:table-row>
        <table:table-row table:style-name="ro1">
          <table:table-cell office:value-type="string">
            <text:p>Sans titre 009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b4Tn33gH7ghDaE2AWskf1XuE.jpg</text:p>
          </table:table-cell>
          <table:table-cell office:value-type="float" office:value="472571790">
            <text:p>472571790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010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22dQjZe4793Wqb8FxgyQ34pb.jpg</text:p>
          </table:table-cell>
          <table:table-cell office:value-type="float" office:value="472571549">
            <text:p>47257154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>
            <text:p>Sans titre 011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JS1xvByKKewrzRAhzW3ScKZu.jpg</text:p>
          </table:table-cell>
          <table:table-cell office:value-type="float" office:value="472571626">
            <text:p>47257162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013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MbnnBQKQQJcmeHHzb7yQjz57.jpg</text:p>
          </table:table-cell>
          <table:table-cell office:value-type="float" office:value="472571729">
            <text:p>47257172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1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TqCb8aG1UBWgtQ7NDmfNDvRG.jpg</text:p>
          </table:table-cell>
          <table:table-cell office:value-type="float" office:value="472540931">
            <text:p>472540931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12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y7Pwo85WmErwfsDCQNygQ337.png</text:p>
          </table:table-cell>
          <table:table-cell office:value-type="float" office:value="445057667">
            <text:p>44505766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14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9saqoT5Pwso1hDiuD9soxMme.png</text:p>
          </table:table-cell>
          <table:table-cell office:value-type="float" office:value="445057097">
            <text:p>44505709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15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h4ojpBuBZTRGBmWrRtKTmmti.png</text:p>
          </table:table-cell>
          <table:table-cell office:value-type="float" office:value="445056437">
            <text:p>44505643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16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w7FodjwEZtwwqmWjbb4pFyr.png</text:p>
          </table:table-cell>
          <table:table-cell office:value-type="float" office:value="445055896">
            <text:p>44505589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2</text:p>
          </table:table-cell>
          <table:table-cell/>
          <table:table-cell table:style-name="ce3" office:value-type="string">
            <text:p>30 x 30 x 9 cm </text:p>
          </table:table-cell>
          <table:table-cell office:value-type="float" office:value="2019">
            <text:p>2019</text:p>
          </table:table-cell>
          <table:table-cell office:value-type="string">
            <text:p>rTfz1415FJKxrSJmGQ7quhDT.png</text:p>
          </table:table-cell>
          <table:table-cell office:value-type="float" office:value="444900917">
            <text:p>44490091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3</text:p>
          </table:table-cell>
          <table:table-cell/>
          <table:table-cell table:style-name="ce3" office:value-type="string">
            <text:p>30 x 30 x 9 cm </text:p>
          </table:table-cell>
          <table:table-cell office:value-type="float" office:value="2019">
            <text:p>2019</text:p>
          </table:table-cell>
          <table:table-cell office:value-type="string">
            <text:p>bxwLFGGVa3CbCjTguhp8h3yd.png</text:p>
          </table:table-cell>
          <table:table-cell office:value-type="float" office:value="444904196">
            <text:p>44490419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4</text:p>
          </table:table-cell>
          <table:table-cell/>
          <table:table-cell table:style-name="ce3" office:value-type="string">
            <text:p>30 x 30 x 6 cm </text:p>
          </table:table-cell>
          <table:table-cell office:value-type="float" office:value="2019">
            <text:p>2019</text:p>
          </table:table-cell>
          <table:table-cell office:value-type="string">
            <text:p>3LwqrP4D3uKQ1w8JegQCn4GW.png</text:p>
          </table:table-cell>
          <table:table-cell office:value-type="float" office:value="444917155">
            <text:p>44491715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5</text:p>
          </table:table-cell>
          <table:table-cell/>
          <table:table-cell table:style-name="ce3" office:value-type="string">
            <text:p>30 x 30 x 6 cm </text:p>
          </table:table-cell>
          <table:table-cell office:value-type="float" office:value="2019">
            <text:p>2019</text:p>
          </table:table-cell>
          <table:table-cell office:value-type="string">
            <text:p>FsmgYHGxKJVGFKhVuEsd8sBp.png</text:p>
          </table:table-cell>
          <table:table-cell office:value-type="float" office:value="444904196">
            <text:p>44490419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6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ziwEcu25c94AXNJUTxzdP6Vp.jpg</text:p>
          </table:table-cell>
          <table:table-cell office:value-type="float" office:value="472549969">
            <text:p>47254996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7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teG2aawoG7m9anzzamrXiuv3.jpg</text:p>
          </table:table-cell>
          <table:table-cell office:value-type="float" office:value="472555443">
            <text:p>47255544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8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BeDh5cegY4kNPEhJoMW1izbj.jpg</text:p>
          </table:table-cell>
          <table:table-cell office:value-type="float" office:value="472558252">
            <text:p>472558252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2 lignes blanches dans losange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oJ4GVuEi9UHhqn15Cz8HBoPe.png</text:p>
          </table:table-cell>
          <table:table-cell office:value-type="float" office:value="445063221">
            <text:p>445063221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Geometries multiples 2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MqLcwUGiPfNh6MutMiPLe8ht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Pulse</text:p>
          </table:table-cell>
          <table:table-cell/>
          <table:table-cell table:style-name="ce3" office:value-type="string">
            <text:p>155 x 155 x 14 cm </text:p>
          </table:table-cell>
          <table:table-cell office:value-type="float" office:value="2018">
            <text:p>2018</text:p>
          </table:table-cell>
          <table:table-cell office:value-type="string">
            <text:p>mgaBLxwprrjXvUxFsqUbtNuf.png</text:p>
          </table:table-cell>
          <table:table-cell office:value-type="float" office:value="444898092">
            <text:p>444898092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 Lignes blanches </text:p>
          </table:table-cell>
          <table:table-cell table:style-name="ce3" office:value-type="string">
            <text:p>Sculpture cinetique en hommage a la Suisse 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UdSgHcFJaphG1JP3L4q6ykuV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Desordre</text:p>
          </table:table-cell>
          <table:table-cell/>
          <table:table-cell table:style-name="ce3"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9Stj7jU7VMmRpG6655R3yoAU.png</text:p>
          </table:table-cell>
          <table:table-cell office:value-type="float" office:value="444942611">
            <text:p>444942611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eometries multiples 1 </text:p>
          </table:table-cell>
          <table:table-cell/>
          <table:table-cell table:style-name="ce3"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SBGUz5CKMwPNsDq9nG8a5Hwq.png</text:p>
          </table:table-cell>
          <table:table-cell office:value-type="float" office:value="444895282">
            <text:p>444895282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Ordre noir </text:p>
          </table:table-cell>
          <table:table-cell/>
          <table:table-cell table:style-name="ce3"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RyZKJku4q6fAgQsW5qooS77Q.png</text:p>
          </table:table-cell>
          <table:table-cell office:value-type="float" office:value="444939691">
            <text:p>444939691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 carrés blancs ++ sur fond noir </text:p>
          </table:table-cell>
          <table:table-cell/>
          <table:table-cell table:style-name="ce3" office:value-type="string">
            <text:p>82 x 82 x 12 cm </text:p>
          </table:table-cell>
          <table:table-cell office:value-type="float" office:value="2015">
            <text:p>2015</text:p>
          </table:table-cell>
          <table:table-cell office:value-type="string">
            <text:p>d4NMKuGWzEkaeEjttLr56Djz.png</text:p>
          </table:table-cell>
          <table:table-cell office:value-type="float" office:value="445075210">
            <text:p>445075210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 carrés sur fonds blanc </text:p>
          </table:table-cell>
          <table:table-cell/>
          <table:table-cell table:style-name="ce3" office:value-type="string">
            <text:p>69 x 69 x 12 cm </text:p>
          </table:table-cell>
          <table:table-cell office:value-type="float" office:value="2014">
            <text:p>2014</text:p>
          </table:table-cell>
          <table:table-cell office:value-type="string">
            <text:p>8SkTESvJAaFTTigK6NCNjmFK.png</text:p>
          </table:table-cell>
          <table:table-cell office:value-type="float" office:value="445071278">
            <text:p>44507127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4 lignes obliques 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Mrmc2mLmqyH1pJML4JnUpxKv.png</text:p>
          </table:table-cell>
          <table:table-cell office:value-type="float" office:value="445058399">
            <text:p>44505839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rachnide 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7vxDzTST4qKCumeSZRoQi5N9.png</text:p>
          </table:table-cell>
          <table:table-cell office:value-type="float" office:value="445502200">
            <text:p>445502200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Arachnide 2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zTHZRmAW2JmHREYru47tcv71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Ordre 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mbYz8tnFVDKQVhfz2Fogtn4S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Ordre 2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Ha9eT7LVKhTcKfvdXLydx6sH.png</text:p>
          </table:table-cell>
          <table:table-cell office:value-type="float" office:value="445516668">
            <text:p>44551666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Ordre 3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txZCy6S3HS8q7mqrLbJ752hB.png</text:p>
          </table:table-cell>
          <table:table-cell office:value-type="float" office:value="445505336">
            <text:p>44550533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Passage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Uk5TL6HCvLVKj2SuaUEJpZrq.png</text:p>
          </table:table-cell>
          <table:table-cell office:value-type="float" office:value="445504832">
            <text:p>445504832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3 triangles plus 1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EB3LQdBVizpCdQ9EttPG1A78.png</text:p>
          </table:table-cell>
          <table:table-cell office:value-type="float" office:value="445500847">
            <text:p>44550084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arrés - Rectangles 2 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mfC7abXZ9jGyLVzbFws1SRXD.png</text:p>
          </table:table-cell>
          <table:table-cell office:value-type="float" office:value="445503075">
            <text:p>44550307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lygone 2 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b6GuSEKbGyXRTykwtJiE8u3X.png</text:p>
          </table:table-cell>
          <table:table-cell office:value-type="float" office:value="445506615">
            <text:p>44550661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anse </text:p>
          </table:table-cell>
          <table:table-cell/>
          <table:table-cell table:style-name="ce3" office:value-type="string">
            <text:p>100 x 100 x 12 cm</text:p>
          </table:table-cell>
          <table:table-cell office:value-type="float" office:value="2012">
            <text:p>2012</text:p>
          </table:table-cell>
          <table:table-cell office:value-type="string">
            <text:p>DA4jAd5xWG2LAtxrrMu9n83m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anse 1(bis)</text:p>
          </table:table-cell>
          <table:table-cell/>
          <table:table-cell table:style-name="ce3" office:value-type="string">
            <text:p>100 x 100 x 12 cm</text:p>
          </table:table-cell>
          <table:table-cell office:value-type="float" office:value="2012">
            <text:p>2012</text:p>
          </table:table-cell>
          <table:table-cell office:value-type="string">
            <text:p>EZ7SF2qhD5HZrAkSDz7GjWUv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u carré au rectangle </text:p>
          </table:table-cell>
          <table:table-cell table:number-columns-repeated="2"/>
          <table:table-cell office:value-type="float" office:value="2012">
            <text:p>2012</text:p>
          </table:table-cell>
          <table:table-cell office:value-type="string">
            <text:p>HxmUH5tFqLqzwQTTUxykCPFE.png</text:p>
          </table:table-cell>
          <table:table-cell office:value-type="float" office:value="445503645">
            <text:p>44550364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ens contre sens </text:p>
          </table:table-cell>
          <table:table-cell/>
          <table:table-cell table:style-name="ce3" office:value-type="string">
            <text:p>80 x 80 x 12 cm </text:p>
          </table:table-cell>
          <table:table-cell office:value-type="float" office:value="2012">
            <text:p>2012</text:p>
          </table:table-cell>
          <table:table-cell office:value-type="string">
            <text:p>tAjgjhpGPHQH5KYNZnveiaXe.png</text:p>
          </table:table-cell>
          <table:table-cell office:value-type="float" office:value="444931819">
            <text:p>44493181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lygone </text:p>
          </table:table-cell>
          <table:table-cell table:number-columns-repeated="2"/>
          <table:table-cell office:value-type="float" office:value="2011">
            <text:p>2011</text:p>
          </table:table-cell>
          <table:table-cell office:value-type="string">
            <text:p>r5xTL6ZUdT2CWsw9v9SCCeiW.png</text:p>
          </table:table-cell>
          <table:table-cell office:value-type="float" office:value="445505966">
            <text:p>44550596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rachnide 2 </text:p>
          </table:table-cell>
          <table:table-cell/>
          <table:table-cell table:style-name="ce3" office:value-type="string">
            <text:p>75x75x12cm </text:p>
          </table:table-cell>
          <table:table-cell office:value-type="float" office:value="2010">
            <text:p>2010</text:p>
          </table:table-cell>
          <table:table-cell office:value-type="string">
            <text:p>r6UzenHiLkxVw6en7R3Cjmj9.jpg</text:p>
          </table:table-cell>
          <table:table-cell office:value-type="float" office:value="472581077">
            <text:p>47258107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quivalence </text:p>
          </table:table-cell>
          <table:table-cell/>
          <table:table-cell table:style-name="ce3" office:value-type="string">
            <text:p>100 x 100 x 8 cm </text:p>
          </table:table-cell>
          <table:table-cell office:value-type="float" office:value="2007">
            <text:p>2007</text:p>
          </table:table-cell>
          <table:table-cell office:value-type="string">
            <text:p>Egpsz4QPd3ebQXuSEvsenbYQ.png</text:p>
          </table:table-cell>
          <table:table-cell office:value-type="float" office:value="445518037">
            <text:p>44551803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Filet 6</text:p>
          </table:table-cell>
          <table:table-cell/>
          <table:table-cell table:style-name="ce3" office:value-type="string">
            <text:p>245 x 145 x 8 cm </text:p>
          </table:table-cell>
          <table:table-cell office:value-type="float" office:value="2007">
            <text:p>2007</text:p>
          </table:table-cell>
          <table:table-cell office:value-type="string">
            <text:p>StBdQthNbmnKGsjrgCSPs6fT.png</text:p>
          </table:table-cell>
          <table:table-cell office:value-type="float" office:value="441970843">
            <text:p>44197084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arrés - rectangles 1 </text:p>
          </table:table-cell>
          <table:table-cell/>
          <table:table-cell table:style-name="ce3"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9ik9oausUbZUTp8SX3y58MCx.png</text:p>
          </table:table-cell>
          <table:table-cell office:value-type="float" office:value="444946613">
            <text:p>44494661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Filet 1</text:p>
          </table:table-cell>
          <table:table-cell/>
          <table:table-cell table:style-name="ce3" office:value-type="string">
            <text:p>15 x 105 x 12 cm </text:p>
          </table:table-cell>
          <table:table-cell office:value-type="float" office:value="2006">
            <text:p>2006</text:p>
          </table:table-cell>
          <table:table-cell office:value-type="string">
            <text:p>8uWdLZFd818H2kYzcK53wECW.png</text:p>
          </table:table-cell>
          <table:table-cell office:value-type="float" office:value="445533298">
            <text:p>44553329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Filet 2</text:p>
          </table:table-cell>
          <table:table-cell/>
          <table:table-cell table:style-name="ce3"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4cKbbA83vaxfWf6z2X2vfD9r.png</text:p>
          </table:table-cell>
          <table:table-cell office:value-type="float" office:value="445522613">
            <text:p>44552261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Filet 3</text:p>
          </table:table-cell>
          <table:table-cell/>
          <table:table-cell table:style-name="ce3"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aS93vrVmMEGzuw7m6JSs73UG.png</text:p>
          </table:table-cell>
          <table:table-cell office:value-type="float" office:value="445521781">
            <text:p>445521781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Filet 4</text:p>
          </table:table-cell>
          <table:table-cell/>
          <table:table-cell table:style-name="ce3" office:value-type="string">
            <text:p>107 x 107 x 11 cm </text:p>
          </table:table-cell>
          <table:table-cell office:value-type="float" office:value="2006">
            <text:p>2006</text:p>
          </table:table-cell>
          <table:table-cell office:value-type="string">
            <text:p>9H2nxwesgr9tdiFqQSJV94Yn.png</text:p>
          </table:table-cell>
          <table:table-cell office:value-type="float" office:value="444944803">
            <text:p>44494480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eometrie organique 1 </text:p>
          </table:table-cell>
          <table:table-cell/>
          <table:table-cell table:style-name="ce3" office:value-type="string">
            <text:p>115 x 115 x 12 cm </text:p>
          </table:table-cell>
          <table:table-cell office:value-type="float" office:value="2006">
            <text:p>2006</text:p>
          </table:table-cell>
          <table:table-cell office:value-type="string">
            <text:p>wSoquiAULtAVXtj6NhMZpiRb.png</text:p>
          </table:table-cell>
          <table:table-cell office:value-type="float" office:value="445498375">
            <text:p>44549837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éométrie organique 2 </text:p>
          </table:table-cell>
          <table:table-cell/>
          <table:table-cell table:style-name="ce3" office:value-type="string">
            <text:p>120 x 120 x 18 cm </text:p>
          </table:table-cell>
          <table:table-cell office:value-type="float" office:value="2006">
            <text:p>2006</text:p>
          </table:table-cell>
          <table:table-cell office:value-type="string">
            <text:p>1gMEN9QKVu8JxsT5yxjNqM2a.png</text:p>
          </table:table-cell>
          <table:table-cell office:value-type="float" office:value="444937483">
            <text:p>44493748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éométrie organique 3</text:p>
          </table:table-cell>
          <table:table-cell/>
          <table:table-cell table:style-name="ce3"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j8idgVaD5apiY8YHAuuLXoZB.png</text:p>
          </table:table-cell>
          <table:table-cell office:value-type="float" office:value="444935619">
            <text:p>44493561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eometrie organique 4 </text:p>
          </table:table-cell>
          <table:table-cell/>
          <table:table-cell table:style-name="ce3"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ggpSREjf7CBRW3TArkoJZwkw.png</text:p>
          </table:table-cell>
          <table:table-cell office:value-type="float" office:value="444934167">
            <text:p>44493416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eometrie organique 5 </text:p>
          </table:table-cell>
          <table:table-cell/>
          <table:table-cell table:style-name="ce3"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gGMa95z8GgyMnS98fpxy4WGA.png</text:p>
          </table:table-cell>
          <table:table-cell office:value-type="float" office:value="445538997">
            <text:p>44553899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Vague</text:p>
          </table:table-cell>
          <table:table-cell/>
          <table:table-cell table:style-name="ce3" office:value-type="string">
            <text:p>250 x 30 x 8 cm </text:p>
          </table:table-cell>
          <table:table-cell office:value-type="float" office:value="2006">
            <text:p>2006</text:p>
          </table:table-cell>
          <table:table-cell office:value-type="string">
            <text:p>BZ94sXZKUEhaE3Cnx72YGNmD.png</text:p>
          </table:table-cell>
          <table:table-cell office:value-type="float" office:value="445530646">
            <text:p>44553064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Organisme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cVgGPyBgP5jT7ssPebA1RJ2L.png</text:p>
          </table:table-cell>
          <table:table-cell office:value-type="float" office:value="445517299">
            <text:p>44551729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4 lignes de neon blanc </text:p>
          </table:table-cell>
          <table:table-cell/>
          <table:table-cell table:style-name="ce3" office:value-type="string">
            <text:p>202 x 202 x 40 cm </text:p>
          </table:table-cell>
          <table:table-cell office:value-type="float" office:value="1973">
            <text:p>1973</text:p>
          </table:table-cell>
          <table:table-cell office:value-type="string">
            <text:p>wEW5wccbAkosF7uVUJYndyqf.png</text:p>
          </table:table-cell>
          <table:table-cell office:value-type="float" office:value="445484917">
            <text:p>44548491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4 lignes de neon couleur </text:p>
          </table:table-cell>
          <table:table-cell/>
          <table:table-cell table:style-name="ce3" office:value-type="string">
            <text:p>202 x 202 x 40 cm </text:p>
          </table:table-cell>
          <table:table-cell office:value-type="float" office:value="1973">
            <text:p>1973</text:p>
          </table:table-cell>
          <table:table-cell office:value-type="string">
            <text:p>To7PUTwZzpGvfPobQ3FPUJWx.png</text:p>
          </table:table-cell>
          <table:table-cell office:value-type="float" office:value="445495375">
            <text:p>44549537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2 lignes noires 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string">
            <text:p>V85v3n2QxS5i3cEi5NV1QAtR.png</text:p>
          </table:table-cell>
          <table:table-cell office:value-type="float" office:value="445061630">
            <text:p>445061630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4 Lignes noires - Losanges </text:p>
          </table:table-cell>
          <table:table-cell table:style-name="ce3" office:value-type="string">
            <text:p>1972 - 2019 </text:p>
          </table:table-cell>
          <table:table-cell table:style-name="ce3" office:value-type="string">
            <text:p>87 x 87 x 12 cm </text:p>
          </table:table-cell>
          <table:table-cell office:value-type="float" office:value="1972">
            <text:p>1972</text:p>
          </table:table-cell>
          <table:table-cell office:value-type="string">
            <text:p>1HtsZmUsTttVpLdyUvDEtkDA.png</text:p>
          </table:table-cell>
          <table:table-cell office:value-type="float" office:value="441969778">
            <text:p>44196977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4 lignes noires </text:p>
          </table:table-cell>
          <table:table-cell/>
          <table:table-cell table:style-name="ce3" office:value-type="string">
            <text:p>82 x 85 x 12 cm </text:p>
          </table:table-cell>
          <table:table-cell office:value-type="float" office:value="1971">
            <text:p>1971</text:p>
          </table:table-cell>
          <table:table-cell office:value-type="string">
            <text:p>G81gmALTA2esntHxweHYxix6.png</text:p>
          </table:table-cell>
          <table:table-cell office:value-type="float" office:value="445532087">
            <text:p>44553208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6 lignes blanches</text:p>
          </table:table-cell>
          <table:table-cell/>
          <table:table-cell table:style-name="ce3" office:value-type="string">
            <text:p>123 x 78 x 17 cm </text:p>
          </table:table-cell>
          <table:table-cell office:value-type="float" office:value="1971">
            <text:p>1971</text:p>
          </table:table-cell>
          <table:table-cell office:value-type="string">
            <text:p>QrRVF3q1vnX7mYU6Dc2KVgg9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9 contractions</text:p>
          </table:table-cell>
          <table:table-cell/>
          <table:table-cell table:style-name="ce3" office:value-type="string">
            <text:p>160 x 160 x 17 cm </text:p>
          </table:table-cell>
          <table:table-cell office:value-type="float" office:value="1971">
            <text:p>1971</text:p>
          </table:table-cell>
          <table:table-cell office:value-type="string">
            <text:p>Hry4NJ9NoidYqaKYTrJfTHep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riple contraction </text:p>
          </table:table-cell>
          <table:table-cell/>
          <table:table-cell table:style-name="ce3" office:value-type="string">
            <text:p>155 x 55 x 14 cm </text:p>
          </table:table-cell>
          <table:table-cell office:value-type="float" office:value="1970">
            <text:p>1970</text:p>
          </table:table-cell>
          <table:table-cell office:value-type="string">
            <text:p>MvAVT5VegxRvRynVPaGeYRUg.png</text:p>
          </table:table-cell>
          <table:table-cell office:value-type="float" office:value="445530042">
            <text:p>445530042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gne noire horizontale </text:p>
          </table:table-cell>
          <table:table-cell/>
          <table:table-cell table:style-name="ce3" office:value-type="string">
            <text:p>60 x 60 x 10 cm </text:p>
          </table:table-cell>
          <table:table-cell office:value-type="float" office:value="1969">
            <text:p>1969</text:p>
          </table:table-cell>
          <table:table-cell office:value-type="string">
            <text:p>9aT9deoLoz6BxRFuZy5jq2Ra.png</text:p>
          </table:table-cell>
          <table:table-cell office:value-type="float" office:value="444941357">
            <text:p>44494135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gne noire verticale </text:p>
          </table:table-cell>
          <table:table-cell/>
          <table:table-cell table:style-name="ce3" office:value-type="string">
            <text:p>60 x 60 x 10 cm </text:p>
          </table:table-cell>
          <table:table-cell office:value-type="float" office:value="1969">
            <text:p>1969</text:p>
          </table:table-cell>
          <table:table-cell office:value-type="string">
            <text:p>AobYZZPWXkaYvQEr6Vm5cNcv.png</text:p>
          </table:table-cell>
          <table:table-cell office:value-type="float" office:value="445525704">
            <text:p>445525704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iangulation </text:p>
          </table:table-cell>
          <table:table-cell/>
          <table:table-cell table:style-name="ce3" office:value-type="string">
            <text:p>125 x 14 cm </text:p>
          </table:table-cell>
          <table:table-cell office:value-type="float" office:value="1969">
            <text:p>1969</text:p>
          </table:table-cell>
          <table:table-cell office:value-type="string">
            <text:p>Pnxdv6pm5q21JZQpjPvG5Xdy.png</text:p>
          </table:table-cell>
          <table:table-cell office:value-type="float" office:value="445499660">
            <text:p>445499660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tractions </text:p>
          </table:table-cell>
          <table:table-cell/>
          <table:table-cell table:style-name="ce3" office:value-type="string">
            <text:p>90 x 90 x 25 cm </text:p>
          </table:table-cell>
          <table:table-cell office:value-type="float" office:value="1968">
            <text:p>1968</text:p>
          </table:table-cell>
          <table:table-cell office:value-type="string">
            <text:p>FnazGPpN8NNYezK1U2rgXnJc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3 </text:p>
          </table:table-cell>
          <table:table-cell table:number-columns-repeated="2"/>
          <table:table-cell office:value-type="float" office:value="1968">
            <text:p>1968</text:p>
          </table:table-cell>
          <table:table-cell office:value-type="string">
            <text:p>hz1ht9HeH5TWWCPcG11B5LYF.png</text:p>
          </table:table-cell>
          <table:table-cell office:value-type="float" office:value="445519278">
            <text:p>44551927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4 </text:p>
          </table:table-cell>
          <table:table-cell/>
          <table:table-cell table:style-name="ce3" office:value-type="string">
            <text:p>83 x 83 x 21 cm</text:p>
          </table:table-cell>
          <table:table-cell office:value-type="float" office:value="1968">
            <text:p>1968</text:p>
          </table:table-cell>
          <table:table-cell office:value-type="string">
            <text:p>JqG2cdmZg8NV1E1PWyXvaaee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6 </text:p>
          </table:table-cell>
          <table:table-cell/>
          <table:table-cell table:style-name="ce3" office:value-type="string">
            <text:p>82 x 82 x 23 cm </text:p>
          </table:table-cell>
          <table:table-cell office:value-type="float" office:value="1968">
            <text:p>1968</text:p>
          </table:table-cell>
          <table:table-cell office:value-type="string">
            <text:p>FntYYzjgLyieMbGarvVwWdjC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8 </text:p>
          </table:table-cell>
          <table:table-cell table:number-columns-repeated="2"/>
          <table:table-cell office:value-type="float" office:value="1968">
            <text:p>1968</text:p>
          </table:table-cell>
          <table:table-cell office:value-type="string">
            <text:p>ZyiDe1XXf3ZGAk3JCPKZ2tc2.png</text:p>
          </table:table-cell>
          <table:table-cell office:value-type="float" office:value="445534996">
            <text:p>44553499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s 16 </text:p>
          </table:table-cell>
          <table:table-cell table:number-columns-repeated="2"/>
          <table:table-cell office:value-type="float" office:value="1968">
            <text:p>1968</text:p>
          </table:table-cell>
          <table:table-cell office:value-type="string">
            <text:p>iTAt4eBWuYHjKUtx7WdCUZh8.png</text:p>
          </table:table-cell>
          <table:table-cell office:value-type="float" office:value="444897028">
            <text:p>44489702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s 17</text:p>
          </table:table-cell>
          <table:table-cell table:number-columns-repeated="2"/>
          <table:table-cell office:value-type="float" office:value="1968">
            <text:p>1968</text:p>
          </table:table-cell>
          <table:table-cell office:value-type="string">
            <text:p>SGKEjHuNZAZZT2fY5G4ua33g.png</text:p>
          </table:table-cell>
          <table:table-cell office:value-type="float" office:value="444897553">
            <text:p>44489755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s 7 </text:p>
          </table:table-cell>
          <table:table-cell/>
          <table:table-cell table:style-name="ce3" office:value-type="string">
            <text:p>83 x 83 x 23 cm </text:p>
          </table:table-cell>
          <table:table-cell office:value-type="float" office:value="1968">
            <text:p>1968</text:p>
          </table:table-cell>
          <table:table-cell office:value-type="string">
            <text:p>EJNXHojyEFvbaHCcrfSrXt9g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2</text:p>
          </table:table-cell>
          <table:table-cell/>
          <table:table-cell table:style-name="ce3" office:value-type="string">
            <text:p>43 x 43 x 21 cm </text:p>
          </table:table-cell>
          <table:table-cell office:value-type="float" office:value="1967">
            <text:p>1967</text:p>
          </table:table-cell>
          <table:table-cell office:value-type="string">
            <text:p>yK6X1uQyvM1vBxzvH443XQPF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5</text:p>
          </table:table-cell>
          <table:table-cell/>
          <table:table-cell table:style-name="ce3" office:value-type="string">
            <text:p>82 x 82 x 23 cm</text:p>
          </table:table-cell>
          <table:table-cell office:value-type="float" office:value="1967">
            <text:p>1967</text:p>
          </table:table-cell>
          <table:table-cell office:value-type="string">
            <text:p>WeuPZxSwKRYBNG4vKirRjW3H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Pulsation A </text:p>
          </table:table-cell>
          <table:table-cell table:style-name="ce3" office:value-type="string">
            <text:p>1966 - 2019 </text:p>
          </table:table-cell>
          <table:table-cell table:style-name="ce3" office:value-type="string">
            <text:p>67 x 67 x 16,5 cm </text:p>
          </table:table-cell>
          <table:table-cell office:value-type="float" office:value="1966">
            <text:p>1966</text:p>
          </table:table-cell>
          <table:table-cell office:value-type="string">
            <text:p>s7EdEMo9qDFd17zYAKHUFKmA.png</text:p>
          </table:table-cell>
          <table:table-cell office:value-type="float" office:value="453233058">
            <text:p>45323305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eflexion </text:p>
          </table:table-cell>
          <table:table-cell/>
          <table:table-cell table:style-name="ce3" office:value-type="string">
            <text:p>48 x 35 x 22 cm </text:p>
          </table:table-cell>
          <table:table-cell office:value-type="float" office:value="1966">
            <text:p>1966</text:p>
          </table:table-cell>
          <table:table-cell office:value-type="string">
            <text:p>XsUECDGjmFX3N7tM2kYwviDM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Lampe cube de Boy</text:p>
          </table:table-cell>
          <table:table-cell/>
          <table:table-cell table:style-name="ce3" office:value-type="string">
            <text:p>40 x 40 x 60 cm </text:p>
          </table:table-cell>
          <table:table-cell office:value-type="float" office:value="2013">
            <text:p>2013</text:p>
          </table:table-cell>
          <table:table-cell office:value-type="string">
            <text:p>Be6hvQCobjD4YxjMfF5RzV5b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Cube de Boy bleu foncé</text:p>
          </table:table-cell>
          <table:table-cell table:number-columns-repeated="2"/>
          <table:table-cell office:value-type="float" office:value="2012">
            <text:p>2012</text:p>
          </table:table-cell>
          <table:table-cell office:value-type="string">
            <text:p>Pm7JTFesttQpgKafy2rVaLAh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Cube de Boy jaune vert bleu</text:p>
          </table:table-cell>
          <table:table-cell table:style-name="ce3" office:value-type="string">
            <text:p>Collection de l'artiste 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7hzXuwVLvxSRAHNYPqjYbVVL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Cube de Boy violet</text:p>
          </table:table-cell>
          <table:table-cell table:number-columns-repeated="2"/>
          <table:table-cell office:value-type="float" office:value="2012">
            <text:p>2012</text:p>
          </table:table-cell>
          <table:table-cell office:value-type="string">
            <text:p>uM3g1EPzR6iCJSw6JkM4DwLH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Variation sur cube de Boy 2</text:p>
          </table:table-cell>
          <table:table-cell table:style-name="ce3" office:value-type="string">
            <text:p>Collection de l'artiste 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QgeGDFVMx8EKw14iJLgkYgdF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2">
          <table:table-cell office:value-type="string">
            <text:p>Variation sur cube de Boy 3</text:p>
          </table:table-cell>
          <table:table-cell/>
          <table:table-cell table:style-name="ce3" office:value-type="string">
            <text:p>165 x 90 x 80 cm </text:p>
          </table:table-cell>
          <table:table-cell office:value-type="float" office:value="2012">
            <text:p>2012</text:p>
          </table:table-cell>
          <table:table-cell office:value-type="string">
            <text:p>A6ZziYTESgAE9nko1Ehb9MUw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2">
          <table:table-cell office:value-type="string">
            <text:p>3 cubes de Boy</text:p>
          </table:table-cell>
          <table:table-cell/>
          <table:table-cell table:style-name="ce3" office:value-type="string">
            <text:p>2x40cm 1x50cm </text:p>
          </table:table-cell>
          <table:table-cell office:value-type="float" office:value="2011">
            <text:p>2011</text:p>
          </table:table-cell>
          <table:table-cell office:value-type="string">
            <text:p>VDuNL1xV4McDLEZQgFhUFHjS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2">
          <table:table-cell office:value-type="string">
            <text:p>Cube de Boy blanc</text:p>
          </table:table-cell>
          <table:table-cell/>
          <table:table-cell table:style-name="ce3" office:value-type="string">
            <text:p>170 x 90 x 90 cm </text:p>
          </table:table-cell>
          <table:table-cell office:value-type="float" office:value="2011">
            <text:p>2011</text:p>
          </table:table-cell>
          <table:table-cell office:value-type="string">
            <text:p>AGbtFQRrYxsEi79CDFqW6acE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Cube de Boy rouge</text:p>
          </table:table-cell>
          <table:table-cell table:style-name="ce3" office:value-type="string">
            <text:p>Collection de l'artiste 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SkKd9yfd2T2nJY1XhJNR2E1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1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3QwupM922PoqGARkpBipFYUL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2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U9QRA2B5MiAKuGXwmdrduwHK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3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czrEuAEANu3gq85mivFtkCAe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4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nGR1jRSVyrkrk8uhJeXDk1ym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5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bo9pX2uaaKAzhXt1NSUGyf31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6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2jZZtA54WD5LhyhrjqdVsBbB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7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dywyGzQ6Z8zGdGTSYqAf1bCk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8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T5o7Zx5SdDQPcuMrfRj6AEM9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Cube de Boy bleu <text:s/></text:p>
          </table:table-cell>
          <table:table-cell table:style-name="ce3" office:value-type="string">
            <text:p>Collection de l'artiste </text:p>
          </table:table-cell>
          <table:table-cell table:style-name="ce3" office:value-type="string">
            <text:p>195 x 92 x 92 cm </text:p>
          </table:table-cell>
          <table:table-cell office:value-type="float" office:value="2006">
            <text:p>2006</text:p>
          </table:table-cell>
          <table:table-cell office:value-type="string">
            <text:p>6zWy94QCwehd3mrehbMF2hig</text:p>
          </table:table-cell>
          <table:table-cell office:value-type="float" office:value="445534064">
            <text:p>445534064</text:p>
          </table:table-cell>
          <table:table-cell office:value-type="string">
            <text:p>video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4 demi-lignes de néon blanc</text:p>
          </table:table-cell>
          <table:table-cell table:style-name="ce3" office:value-type="string">
            <text:p>Collection de l'artiste </text:p>
          </table:table-cell>
          <table:table-cell table:style-name="ce3" office:value-type="string">
            <text:p>200 x 200 x 45 cm </text:p>
          </table:table-cell>
          <table:table-cell office:value-type="float" office:value="1973">
            <text:p>1973</text:p>
          </table:table-cell>
          <table:table-cell office:value-type="string">
            <text:p>cvqGBWMGGhNoiSsTCay9d3Ru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11 néons</text:p>
          </table:table-cell>
          <table:table-cell table:style-name="ce3" office:value-type="string">
            <text:p>Collection de l'artiste </text:p>
          </table:table-cell>
          <table:table-cell table:style-name="ce3" office:value-type="string">
            <text:p>195 x 1500 x 105 cm </text:p>
          </table:table-cell>
          <table:table-cell office:value-type="float" office:value="1970">
            <text:p>1970</text:p>
          </table:table-cell>
          <table:table-cell office:value-type="string">
            <text:p>LFShKCKyXkyTHp8HbUB5oCbQ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Lumière bleue</text:p>
          </table:table-cell>
          <table:table-cell table:style-name="ce3" office:value-type="string">
            <text:p>Collection de l'artiste </text:p>
          </table:table-cell>
          <table:table-cell table:style-name="ce3" office:value-type="string">
            <text:p>200 x 115 x 1500 cm </text:p>
          </table:table-cell>
          <table:table-cell office:value-type="float" office:value="1970">
            <text:p>1970</text:p>
          </table:table-cell>
          <table:table-cell office:value-type="string">
            <text:p>t5EJYKSUiNLPLFbA4oSq3BuM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Michele neon</text:p>
          </table:table-cell>
          <table:table-cell table:style-name="ce3" office:value-type="string">
            <text:p>Collection de l'artiste </text:p>
          </table:table-cell>
          <table:table-cell table:style-name="ce3" office:value-type="string">
            <text:p>220 x 145 x 145 </text:p>
          </table:table-cell>
          <table:table-cell office:value-type="float" office:value="1969">
            <text:p>1969</text:p>
          </table:table-cell>
          <table:table-cell office:value-type="string">
            <text:p>YeHsy1dmKjFJErkcbTSPiqfX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ube de Boy verre </text:p>
          </table:table-cell>
          <table:table-cell/>
          <table:table-cell table:style-name="ce3" office:value-type="string">
            <text:p>62 x 62 x 62 cm </text:p>
          </table:table-cell>
          <table:table-cell table:style-name="ce3" office:value-type="float" office:value="2012">
            <text:p>2012</text:p>
          </table:table-cell>
          <table:table-cell office:value-type="string">
            <text:p>SGYRwAgkjRTotHZs4YKr7xv6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ube de boy en volume - face 1 </text:p>
          </table:table-cell>
          <table:table-cell table:style-name="ce3" office:value-type="string">
            <text:p>Bronze </text:p>
          </table:table-cell>
          <table:table-cell table:style-name="ce3" office:value-type="string">
            <text:p>57 x 57 x 54 cm </text:p>
          </table:table-cell>
          <table:table-cell office:value-type="float" office:value="2008">
            <text:p>2008</text:p>
          </table:table-cell>
          <table:table-cell office:value-type="string">
            <text:p>ozY7b99R6P9g5tUyMtJ6Wo7d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ube de boy en volume - face 2 </text:p>
          </table:table-cell>
          <table:table-cell table:style-name="ce3" office:value-type="string">
            <text:p>Bronze </text:p>
          </table:table-cell>
          <table:table-cell table:style-name="ce3" office:value-type="string">
            <text:p>57 x 57 x 54 cm </text:p>
          </table:table-cell>
          <table:table-cell office:value-type="float" office:value="2008">
            <text:p>2008</text:p>
          </table:table-cell>
          <table:table-cell office:value-type="string">
            <text:p>joep7KMLxTcm86yAxuvCA95W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ube de boy en volume - face 3</text:p>
          </table:table-cell>
          <table:table-cell table:style-name="ce3" office:value-type="string">
            <text:p>Bronze </text:p>
          </table:table-cell>
          <table:table-cell table:style-name="ce3" office:value-type="string">
            <text:p>57 x 57 x 54 cm </text:p>
          </table:table-cell>
          <table:table-cell office:value-type="float" office:value="2008">
            <text:p>2008</text:p>
          </table:table-cell>
          <table:table-cell office:value-type="string">
            <text:p>ApXiNqtnE3uNRxnGAgFnxzsy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ube de Boy Acier </text:p>
          </table:table-cell>
          <table:table-cell/>
          <table:table-cell table:style-name="ce3" office:value-type="string">
            <text:p>190 x 190 x 190 cm </text:p>
          </table:table-cell>
          <table:table-cell office:value-type="float" office:value="2006">
            <text:p>2006</text:p>
          </table:table-cell>
          <table:table-cell office:value-type="string">
            <text:p>85tazXe28AP4yDxqoCKeVzRt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Sculpture monumentale Acier </text:p>
          </table:table-cell>
          <table:table-cell/>
          <table:table-cell table:style-name="ce3" office:value-type="string">
            <text:p>350 x 220 x 70 cm </text:p>
          </table:table-cell>
          <table:table-cell office:value-type="float" office:value="2003">
            <text:p>2003</text:p>
          </table:table-cell>
          <table:table-cell office:value-type="string">
            <text:p>Cw2Fn8pxw9oJJaJ1NN6AN1Y4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Sculpture monumentale Aluminium </text:p>
          </table:table-cell>
          <table:table-cell/>
          <table:table-cell table:style-name="ce3" office:value-type="string">
            <text:p>225 x 225 x 300 cm </text:p>
          </table:table-cell>
          <table:table-cell office:value-type="float" office:value="2003">
            <text:p>2003</text:p>
          </table:table-cell>
          <table:table-cell office:value-type="string">
            <text:p>o8e2csdCEvkdM5k79uThoYRu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culptures noires 1 </text:p>
          </table:table-cell>
          <table:table-cell table:number-columns-repeated="2"/>
          <table:table-cell office:value-type="float" office:value="2003">
            <text:p>2003</text:p>
          </table:table-cell>
          <table:table-cell office:value-type="string">
            <text:p>qnT1FFNnC4RVx1RzpSnsxB2P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1">
          <table:table-cell office:value-type="string">
            <text:p>Signe</text:p>
          </table:table-cell>
          <table:table-cell/>
          <table:table-cell table:style-name="ce3" office:value-type="string">
            <text:p>67 x 28 x 10 cm</text:p>
          </table:table-cell>
          <table:table-cell office:value-type="float" office:value="2003">
            <text:p>2003</text:p>
          </table:table-cell>
          <table:table-cell office:value-type="string">
            <text:p>RRJt5mA5QVGeoj7q5qHt4Sky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egantic 1 </text:p>
          </table:table-cell>
          <table:table-cell table:style-name="ce3" office:value-type="string">
            <text:p>bronze et pierre </text:p>
          </table:table-cell>
          <table:table-cell table:style-name="ce3" office:value-type="string">
            <text:p>48 x 27 x 18 cm </text:p>
          </table:table-cell>
          <table:table-cell office:value-type="float" office:value="2002">
            <text:p>2002</text:p>
          </table:table-cell>
          <table:table-cell office:value-type="string">
            <text:p>mMV9iR4FJsBr7yJPyCJGzuc9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issisquoi 11 </text:p>
          </table:table-cell>
          <table:table-cell table:style-name="ce3" office:value-type="string">
            <text:p>Bronze </text:p>
          </table:table-cell>
          <table:table-cell table:style-name="ce3" office:value-type="string">
            <text:p>49 x 29 x 07 cm </text:p>
          </table:table-cell>
          <table:table-cell office:value-type="float" office:value="2002">
            <text:p>2002</text:p>
          </table:table-cell>
          <table:table-cell office:value-type="string">
            <text:p>1DMsmKpXLyb5jYVFuNhfL6Xu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issisquoi 14 </text:p>
          </table:table-cell>
          <table:table-cell table:style-name="ce3" office:value-type="string">
            <text:p>Bronze </text:p>
          </table:table-cell>
          <table:table-cell table:style-name="ce3" office:value-type="string">
            <text:p>58 x 57 x 25 cm </text:p>
          </table:table-cell>
          <table:table-cell office:value-type="float" office:value="2002">
            <text:p>2002</text:p>
          </table:table-cell>
          <table:table-cell office:value-type="string">
            <text:p>2d7qcLGdh6tutST3rzGxYbFW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6">
          <table:table-cell table:style-name="ce3" office:value-type="string">
            <text:p>Signes </text:p>
          </table:table-cell>
          <table:table-cell table:style-name="ce3" office:value-type="string">
            <text:p>Bronze et acier </text:p>
          </table:table-cell>
          <table:table-cell table:style-name="ce3" office:value-type="string">
            <text:p>178 x 50 x 16 cm </text:p>
          </table:table-cell>
          <table:table-cell office:value-type="float" office:value="2002">
            <text:p>2002</text:p>
          </table:table-cell>
          <table:table-cell office:value-type="string">
            <text:p>of5tyheZf13VvaQ2aNgqXtZY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otem Missisquoi 2 </text:p>
          </table:table-cell>
          <table:table-cell table:style-name="ce3" office:value-type="string">
            <text:p>verre </text:p>
          </table:table-cell>
          <table:table-cell table:style-name="ce3" office:value-type="string">
            <text:p>61 x 41 x 16 cm </text:p>
          </table:table-cell>
          <table:table-cell office:value-type="float" office:value="2002">
            <text:p>2002</text:p>
          </table:table-cell>
          <table:table-cell office:value-type="string">
            <text:p>BuE5rwRvB9yHonJaUmEHKJnw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Vague 2 </text:p>
          </table:table-cell>
          <table:table-cell table:number-columns-repeated="2"/>
          <table:table-cell office:value-type="float" office:value="2001">
            <text:p>2001</text:p>
          </table:table-cell>
          <table:table-cell office:value-type="string">
            <text:p>qivj2mLPkTKDJec2mnGz9YTK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culptures noires 2 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string">
            <text:p>VX2zgU5RpVoQCePhHbXyXffP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quivalence 64 pouces cubes </text:p>
          </table:table-cell>
          <table:table-cell/>
          <table:table-cell table:style-name="ce3" office:value-type="string">
            <text:p>59 x 41 x 41 </text:p>
          </table:table-cell>
          <table:table-cell office:value-type="float" office:value="1998">
            <text:p>1998</text:p>
          </table:table-cell>
          <table:table-cell office:value-type="string">
            <text:p>THvddAmMnMgH64WwcKaQpSCg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6">
          <table:table-cell table:style-name="ce3" office:value-type="string">
            <text:p>Maquette de sculpture </text:p>
          </table:table-cell>
          <table:table-cell table:style-name="ce3" office:value-type="string">
            <text:p>Ressort chromé 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6z59PkNfA6rxe73xcuRX38q6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7">
          <table:table-cell table:style-name="ce3" office:value-type="string">
            <text:p>Signe 3 </text:p>
          </table:table-cell>
          <table:table-cell table:style-name="ce3" office:value-type="string">
            <text:p>Aluminium anodisé noir </text:p>
          </table:table-cell>
          <table:table-cell table:style-name="ce3" office:value-type="string">
            <text:p>21x58x10cm </text:p>
          </table:table-cell>
          <table:table-cell office:value-type="float" office:value="1983">
            <text:p>1983</text:p>
          </table:table-cell>
          <table:table-cell office:value-type="string">
            <text:p>dKw2XZhkNezkf1y4icWYwvSN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igne 4</text:p>
          </table:table-cell>
          <table:table-cell table:style-name="ce3" office:value-type="string">
            <text:p>Aluminium anodisé noir </text:p>
          </table:table-cell>
          <table:table-cell table:style-name="ce3" office:value-type="string">
            <text:p>29 x 60 x 10 cm </text:p>
          </table:table-cell>
          <table:table-cell office:value-type="float" office:value="1983">
            <text:p>1983</text:p>
          </table:table-cell>
          <table:table-cell office:value-type="string">
            <text:p>DtgV6Ua12tYpYt5QNkLuEnMk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1">
          <table:table-cell office:value-type="string">
            <text:p>Signes 2</text:p>
          </table:table-cell>
          <table:table-cell table:style-name="ce3" office:value-type="string">
            <text:p>Aluminium anodisé noir </text:p>
          </table:table-cell>
          <table:table-cell table:style-name="ce3" office:value-type="string">
            <text:p>29 x 58 x10 cm </text:p>
          </table:table-cell>
          <table:table-cell office:value-type="float" office:value="1983">
            <text:p>1983</text:p>
          </table:table-cell>
          <table:table-cell office:value-type="string">
            <text:p>cH1anwQVs28FV22bdGmyGM54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5 pieces aluminium </text:p>
          </table:table-cell>
          <table:table-cell/>
          <table:table-cell table:style-name="ce3"/>
          <table:table-cell office:value-type="float" office:value="1978">
            <text:p>1978</text:p>
          </table:table-cell>
          <table:table-cell office:value-type="string">
            <text:p>Ei6Mnuvm8gHzS554G6y3RhEf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stallation 16 pieces aluminium </text:p>
          </table:table-cell>
          <table:table-cell/>
          <table:table-cell table:style-name="ce3" office:value-type="string">
            <text:p>125 x 125 x 10 cm </text:p>
          </table:table-cell>
          <table:table-cell office:value-type="float" office:value="1978">
            <text:p>1978</text:p>
          </table:table-cell>
          <table:table-cell office:value-type="string">
            <text:p>q8z7dkrBJhbhbQgRMXStgHPF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stallation 7 pieces aluminium </text:p>
          </table:table-cell>
          <table:table-cell/>
          <table:table-cell table:style-name="ce3" office:value-type="string">
            <text:p>10 x 15 x 155 cm </text:p>
          </table:table-cell>
          <table:table-cell office:value-type="float" office:value="1978">
            <text:p>1978</text:p>
          </table:table-cell>
          <table:table-cell office:value-type="string">
            <text:p>8iQf3r65SwpR4LyTfEoguDNh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8">
          <table:table-cell table:style-name="ce3" office:value-type="string">
            <text:p>20 pieces Murales </text:p>
          </table:table-cell>
          <table:table-cell table:style-name="ce3" office:value-type="string">
            <text:p>Collection du Musee d'Art Contemporain de Montreal, Canada </text:p>
          </table:table-cell>
          <table:table-cell table:style-name="ce3" office:value-type="string">
            <text:p>150 x 200 x 7 cm </text:p>
          </table:table-cell>
          <table:table-cell table:style-name="ce3" office:value-type="float" office:value="1976">
            <text:p>1976</text:p>
          </table:table-cell>
          <table:table-cell office:value-type="string">
            <text:p>U714oYrhvK7q28UNDTrV4nGr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iece Murale </text:p>
          </table:table-cell>
          <table:table-cell/>
          <table:table-cell table:style-name="ce3" office:value-type="string">
            <text:p>205 x 85 x 7 cm </text:p>
          </table:table-cell>
          <table:table-cell table:style-name="ce3" office:value-type="float" office:value="1976">
            <text:p>1976</text:p>
          </table:table-cell>
          <table:table-cell office:value-type="string">
            <text:p>K9Q3Nx1fn5svF6Ao9VYE2VSR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Relief Mural </text:p>
          </table:table-cell>
          <table:table-cell/>
          <table:table-cell table:style-name="ce3" office:value-type="string">
            <text:p>170 x 120 x 7 cm </text:p>
          </table:table-cell>
          <table:table-cell table:style-name="ce3" office:value-type="float" office:value="1976">
            <text:p>1976</text:p>
          </table:table-cell>
          <table:table-cell office:value-type="string">
            <text:p>xhaahsawDV2z6BeXMdHq89tr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Jello </text:p>
          </table:table-cell>
          <table:table-cell/>
          <table:table-cell table:style-name="ce3" office:value-type="string">
            <text:p>135 x 75 x 75 cm </text:p>
          </table:table-cell>
          <table:table-cell office:value-type="float" office:value="1970">
            <text:p>1970</text:p>
          </table:table-cell>
          <table:table-cell office:value-type="string">
            <text:p>ufZaBMyRkLgE5c6sa1wcRv9i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8">
          <table:table-cell table:style-name="ce3" office:value-type="string">
            <text:p>Expansion </text:p>
          </table:table-cell>
          <table:table-cell table:style-name="ce3" office:value-type="string">
            <text:p>Collection du Musee d'Art Contemporain de Montreal, Canada</text:p>
          </table:table-cell>
          <table:table-cell/>
          <table:table-cell office:value-type="float" office:value="1969">
            <text:p>1969</text:p>
          </table:table-cell>
          <table:table-cell office:value-type="string">
            <text:p>CHshdhzTZpQATgYN2jdKgGHh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1 </text:p>
          </table:table-cell>
          <table:table-cell/>
          <table:table-cell office:value-type="string">
            <text:p>30 x 30 cm</text:p>
          </table:table-cell>
          <table:table-cell office:value-type="float" office:value="1974">
            <text:p>1974</text:p>
          </table:table-cell>
          <table:table-cell office:value-type="string">
            <text:p>54Z3fFbGLiSYbzrPMKAs4CGh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B </text:p>
          </table:table-cell>
          <table:table-cell table:number-columns-repeated="2"/>
          <table:table-cell office:value-type="float" office:value="1974">
            <text:p>1974</text:p>
          </table:table-cell>
          <table:table-cell office:value-type="string">
            <text:p>iCE3oGYX6RREV23YNho9nQ7m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D </text:p>
          </table:table-cell>
          <table:table-cell table:number-columns-repeated="2"/>
          <table:table-cell office:value-type="float" office:value="1974">
            <text:p>1974</text:p>
          </table:table-cell>
          <table:table-cell office:value-type="string">
            <text:p>91ypKjGseY5tQe9FEvQZD4GD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E </text:p>
          </table:table-cell>
          <table:table-cell table:number-columns-repeated="2"/>
          <table:table-cell office:value-type="float" office:value="1974">
            <text:p>1974</text:p>
          </table:table-cell>
          <table:table-cell office:value-type="string">
            <text:p>PaH6681keP73v7XHaDzh6iHU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F </text:p>
          </table:table-cell>
          <table:table-cell table:number-columns-repeated="2"/>
          <table:table-cell office:value-type="float" office:value="1974">
            <text:p>1974</text:p>
          </table:table-cell>
          <table:table-cell office:value-type="string">
            <text:p>kEXEGs2JvBF97cPZ51nN84fy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X </text:p>
          </table:table-cell>
          <table:table-cell table:number-columns-repeated="2"/>
          <table:table-cell office:value-type="float" office:value="1974">
            <text:p>1974</text:p>
          </table:table-cell>
          <table:table-cell office:value-type="string">
            <text:p>rZdBDEX7PmMzq8ScRHMuJAjt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ure sur Verre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e4aggBq2ZNWawEqjFaxdSvLx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ignes Gouache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En6GF4j4W9J5QCh4D7XCXufM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erigraphie SDL </text:p>
          </table:table-cell>
          <table:table-cell/>
          <table:table-cell office:value-type="string">
            <text:p>57 x 57,5 cm</text:p>
          </table:table-cell>
          <table:table-cell office:value-type="float" office:value="1985">
            <text:p>1985</text:p>
          </table:table-cell>
          <table:table-cell office:value-type="string">
            <text:p>4WRg75jLEXJEFwStGWQAozeY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W 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string">
            <text:p>GUAmf189kpjLpamVY2BUf3Vf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u Forte </text:p>
          </table:table-cell>
          <table:table-cell/>
          <table:table-cell table:style-name="ce3" office:value-type="string">
            <text:p>20 x 20 cm </text:p>
          </table:table-cell>
          <table:table-cell office:value-type="float" office:value="1976">
            <text:p>1976</text:p>
          </table:table-cell>
          <table:table-cell office:value-type="string">
            <text:p>6Q5ZNeGuj1drdc8UBxLZYxkd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preuve gaufrée </text:p>
          </table:table-cell>
          <table:table-cell/>
          <table:table-cell office:value-type="string">
            <text:p>50 x 65 cm</text:p>
          </table:table-cell>
          <table:table-cell office:value-type="float" office:value="1976">
            <text:p>1976</text:p>
          </table:table-cell>
          <table:table-cell office:value-type="string">
            <text:p>XPwhAbKxzua5YKKFsx4jUBRQ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érigraphie 14/15</text:p>
          </table:table-cell>
          <table:table-cell/>
          <table:table-cell office:value-type="string">
            <text:p>50 x 76 cm</text:p>
          </table:table-cell>
          <table:table-cell office:value-type="float" office:value="1976">
            <text:p>1976</text:p>
          </table:table-cell>
          <table:table-cell office:value-type="string">
            <text:p>cp43efEezTpgBPyEyyJ2yBTF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erigraphie unique </text:p>
          </table:table-cell>
          <table:table-cell/>
          <table:table-cell office:value-type="string">
            <text:p>50 x 65 cm</text:p>
          </table:table-cell>
          <table:table-cell office:value-type="float" office:value="1976">
            <text:p>1976</text:p>
          </table:table-cell>
          <table:table-cell office:value-type="string">
            <text:p>SaAMWh9L1UX3U6reft27do7y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erigraphie 3 </text:p>
          </table:table-cell>
          <table:table-cell/>
          <table:table-cell office:value-type="string">
            <text:p>50 x 65 cm</text:p>
          </table:table-cell>
          <table:table-cell office:value-type="float" office:value="1976">
            <text:p>1976</text:p>
          </table:table-cell>
          <table:table-cell office:value-type="string">
            <text:p>qYMP6zGJ24AmRA9FrxRx7HVG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erigraphie E.A. 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string">
            <text:p>zcDhh5F61CqW7JUs5YaPPitV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ignes 1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string">
            <text:p>EhfecTquUfbTRHoiefSJeD9S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9">
          <table:table-cell table:style-name="ce3" office:value-type="string">
            <text:p>Signes 2</text:p>
          </table:table-cell>
          <table:table-cell table:style-name="ce3" office:value-type="string">
            <text:p>Lithographie - 25 exemplaires </text:p>
          </table:table-cell>
          <table:table-cell/>
          <table:table-cell office:value-type="float" office:value="1976">
            <text:p>1976</text:p>
          </table:table-cell>
          <table:table-cell office:value-type="string">
            <text:p>qdfTwiedFtQ34FVgEuHDhw6b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ignes 3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string">
            <text:p>AgjSP1ZyH3czGcjx4xuWx8q6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ignes 5</text:p>
          </table:table-cell>
          <table:table-cell/>
          <table:table-cell office:value-type="string">
            <text:p>50 x 65 cm</text:p>
          </table:table-cell>
          <table:table-cell office:value-type="float" office:value="1976">
            <text:p>1976</text:p>
          </table:table-cell>
          <table:table-cell office:value-type="string">
            <text:p>zkbcWhxhRaMrdCk4v4FtnSKQ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ouache </text:p>
          </table:table-cell>
          <table:table-cell/>
          <table:table-cell office:value-type="string">
            <text:p>30 x 30 cm</text:p>
          </table:table-cell>
          <table:table-cell office:value-type="float" office:value="1975">
            <text:p>1975</text:p>
          </table:table-cell>
          <table:table-cell office:value-type="string">
            <text:p>zeiB3xXEMygNoZP1T8WVrhWj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ercle Ouvert </text:p>
          </table:table-cell>
          <table:table-cell/>
          <table:table-cell office:value-type="string">
            <text:p>30 x 30 cm</text:p>
          </table:table-cell>
          <table:table-cell office:value-type="float" office:value="1974">
            <text:p>1974</text:p>
          </table:table-cell>
          <table:table-cell office:value-type="string">
            <text:p>BDg2PdCCXYdmv9c9CNtgb8HL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essin de Pierre Restani pour 1+1 </text:p>
          </table:table-cell>
          <table:table-cell/>
          <table:table-cell office:value-type="string">
            <text:p>25 x 36 cm</text:p>
          </table:table-cell>
          <table:table-cell office:value-type="float" office:value="1974">
            <text:p>1974</text:p>
          </table:table-cell>
          <table:table-cell office:value-type="string">
            <text:p>ioTorL49j2nAQo9QwV4kpVPr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jaune </text:p>
          </table:table-cell>
          <table:table-cell/>
          <table:table-cell office:value-type="string">
            <text:p>30 x 30 cm</text:p>
          </table:table-cell>
          <table:table-cell office:value-type="float" office:value="1974">
            <text:p>1974</text:p>
          </table:table-cell>
          <table:table-cell office:value-type="string">
            <text:p>qKApo6gqD9Fh4UYzjKNNmjGQ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essin ligne grise </text:p>
          </table:table-cell>
          <table:table-cell/>
          <table:table-cell office:value-type="string">
            <text:p>30 x 30 cm</text:p>
          </table:table-cell>
          <table:table-cell office:value-type="float" office:value="1974">
            <text:p>1974</text:p>
          </table:table-cell>
          <table:table-cell office:value-type="string">
            <text:p>UvadFvCdEtdkEh8TZSUiNywd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s.t.L.bleu </text:p>
          </table:table-cell>
          <table:table-cell/>
          <table:table-cell office:value-type="string">
            <text:p>30 x 30 cm</text:p>
          </table:table-cell>
          <table:table-cell office:value-type="float" office:value="1974">
            <text:p>1974</text:p>
          </table:table-cell>
          <table:table-cell office:value-type="string">
            <text:p>6hizA2XhPFjtVZUcbq7VKaEe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Z </text:p>
          </table:table-cell>
          <table:table-cell table:number-columns-repeated="2"/>
          <table:table-cell office:value-type="float" office:value="1974">
            <text:p>1974</text:p>
          </table:table-cell>
          <table:table-cell office:value-type="string">
            <text:p>HCuZiRjPKERJEniS7uqvpxFy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space Ouvert </text:p>
          </table:table-cell>
          <table:table-cell/>
          <table:table-cell office:value-type="string">
            <text:p>30 x 30 cm</text:p>
          </table:table-cell>
          <table:table-cell office:value-type="float" office:value="1974">
            <text:p>1974</text:p>
          </table:table-cell>
          <table:table-cell office:value-type="string">
            <text:p>5fmAatLEhr4hkMghC3tQkA2z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ouache 4 couleurs </text:p>
          </table:table-cell>
          <table:table-cell/>
          <table:table-cell office:value-type="string">
            <text:p>50 x 65 cm</text:p>
          </table:table-cell>
          <table:table-cell office:value-type="float" office:value="1974">
            <text:p>1974</text:p>
          </table:table-cell>
          <table:table-cell office:value-type="string">
            <text:p>3mD4a7t8oJejegorh4ZY13iG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Restani-Vilder Edition 1+1 </text:p>
          </table:table-cell>
          <table:table-cell/>
          <table:table-cell office:value-type="string">
            <text:p>30 x 30 cm</text:p>
          </table:table-cell>
          <table:table-cell office:value-type="float" office:value="1974">
            <text:p>1974</text:p>
          </table:table-cell>
          <table:table-cell office:value-type="string">
            <text:p>3WyzzbxaQqEJpzsd6JjNuw3U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errighraphie unique </text:p>
          </table:table-cell>
          <table:table-cell/>
          <table:table-cell office:value-type="string">
            <text:p>50 x 65 cm</text:p>
          </table:table-cell>
          <table:table-cell office:value-type="float" office:value="1974">
            <text:p>1974</text:p>
          </table:table-cell>
          <table:table-cell office:value-type="string">
            <text:p>3dWezS5MsVp2bDj34hURom2h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iangle Dessin </text:p>
          </table:table-cell>
          <table:table-cell/>
          <table:table-cell office:value-type="string">
            <text:p>30 x 30 cm</text:p>
          </table:table-cell>
          <table:table-cell office:value-type="float" office:value="1974">
            <text:p>1974</text:p>
          </table:table-cell>
          <table:table-cell office:value-type="string">
            <text:p>KidSU8t3gtNCmrDkX8k5hcHZ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essin Ordinateur </text:p>
          </table:table-cell>
          <table:table-cell table:number-columns-repeated="2"/>
          <table:table-cell office:value-type="float" office:value="1973">
            <text:p>1973</text:p>
          </table:table-cell>
          <table:table-cell office:value-type="string">
            <text:p>uWGTFRvkw8cxzsW7jPSmYwgV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V </text:p>
          </table:table-cell>
          <table:table-cell table:number-columns-repeated="2"/>
          <table:table-cell office:value-type="float" office:value="1973">
            <text:p>1973</text:p>
          </table:table-cell>
          <table:table-cell office:value-type="string">
            <text:p>EYitNAwfaC1fZQaR9qz8ou28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Vague quantique </text:p>
          </table:table-cell>
          <table:table-cell table:number-columns-repeated="2"/>
          <table:table-cell office:value-type="float" office:value="1973">
            <text:p>1973</text:p>
          </table:table-cell>
          <table:table-cell office:value-type="string">
            <text:p>tsbcrgstACYfhHLaPp99byxc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ithographie 2</text:p>
          </table:table-cell>
          <table:table-cell/>
          <table:table-cell table:style-name="ce3" office:value-type="string">
            <text:p>28 x 28 cm</text:p>
          </table:table-cell>
          <table:table-cell office:value-type="float" office:value="1972">
            <text:p>1972</text:p>
          </table:table-cell>
          <table:table-cell office:value-type="string">
            <text:p>zwsn2fEANCjvR9ob2KcSesD6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ithographie 3</text:p>
          </table:table-cell>
          <table:table-cell/>
          <table:table-cell table:style-name="ce3" office:value-type="string">
            <text:p>28 x 28 cm</text:p>
          </table:table-cell>
          <table:table-cell office:value-type="float" office:value="1972">
            <text:p>1972</text:p>
          </table:table-cell>
          <table:table-cell office:value-type="string">
            <text:p>Ln2fQQN88mhYAw7VQCf5YfjC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ithographie 4</text:p>
          </table:table-cell>
          <table:table-cell/>
          <table:table-cell table:style-name="ce3" office:value-type="string">
            <text:p>28 x 28 cm</text:p>
          </table:table-cell>
          <table:table-cell office:value-type="float" office:value="1972">
            <text:p>1972</text:p>
          </table:table-cell>
          <table:table-cell office:value-type="string">
            <text:p>DdgvACmBbFYCYs8DiTRNUZRk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C </text:p>
          </table:table-cell>
          <table:table-cell table:number-columns-repeated="2"/>
          <table:table-cell office:value-type="float" office:value="1971">
            <text:p>1971</text:p>
          </table:table-cell>
          <table:table-cell office:value-type="string">
            <text:p>yTGggGhsFVAXiabpLXdQBgn8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collage 1</text:p>
          </table:table-cell>
          <table:table-cell/>
          <table:table-cell table:style-name="ce3" office:value-type="string">
            <text:p>60 x 60 cm </text:p>
          </table:table-cell>
          <table:table-cell office:value-type="float" office:value="1971">
            <text:p>1971</text:p>
          </table:table-cell>
          <table:table-cell office:value-type="string">
            <text:p>WHD7EuiEsUBgEg9TpeDSimZi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collage 2</text:p>
          </table:table-cell>
          <table:table-cell/>
          <table:table-cell table:style-name="ce3" office:value-type="string">
            <text:p>60 x 60 cm </text:p>
          </table:table-cell>
          <table:table-cell office:value-type="float" office:value="1971">
            <text:p>1971</text:p>
          </table:table-cell>
          <table:table-cell office:value-type="string">
            <text:p>9S15hJepDPJuJpsxZjzxUbyi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collage 3</text:p>
          </table:table-cell>
          <table:table-cell/>
          <table:table-cell table:style-name="ce3" office:value-type="string">
            <text:p>60 x 60 cm </text:p>
          </table:table-cell>
          <table:table-cell office:value-type="float" office:value="1971">
            <text:p>1971</text:p>
          </table:table-cell>
          <table:table-cell office:value-type="string">
            <text:p>6tMD2hexHrGWa7odNnP3DnuJ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ssin collage 4</text:p>
          </table:table-cell>
          <table:table-cell/>
          <table:table-cell table:style-name="ce3" office:value-type="string">
            <text:p>60 x 60 cm </text:p>
          </table:table-cell>
          <table:table-cell office:value-type="float" office:value="1971">
            <text:p>1971</text:p>
          </table:table-cell>
          <table:table-cell office:value-type="string">
            <text:p>Xd5a3sCTHoMarvR46K7PjNJ6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ithographie 1 </text:p>
          </table:table-cell>
          <table:table-cell/>
          <table:table-cell table:style-name="ce3" office:value-type="string">
            <text:p>28 x 28 cm</text:p>
          </table:table-cell>
          <table:table-cell office:value-type="float" office:value="1971">
            <text:p>1971</text:p>
          </table:table-cell>
          <table:table-cell office:value-type="string">
            <text:p>CC9eBxbN6VbngKFX7Sua5HVn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Drawing </text:p>
          </table:table-cell>
          <table:table-cell table:number-columns-repeated="1016"/>
        </table:table-row>
        <table:table-row table:style-name="ro10">
          <table:table-cell office:value-type="string">
            <text:p>Ciel</text:p>
          </table:table-cell>
          <table:table-cell table:number-columns-repeated="3"/>
          <table:table-cell office:value-type="string">
            <text:p>DDkF1P6pf4rMoyneBLRhsjW7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eflet </text:p>
          </table:table-cell>
          <table:table-cell table:number-columns-repeated="3"/>
          <table:table-cell office:value-type="string">
            <text:p>WZjbSZCKsNgdBmwg8tsvXvwX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eria - Nimes 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UnyfBFpZWGKgM6uS9c5CmbYL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onument Shoah - Berlin 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v5eDvtJafd8fJW4i3b5TXAm1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nt - Berlin 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P3vZ1R2VSPttsLponWmeMz7Q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essort </text:p>
          </table:table-cell>
          <table:table-cell table:number-columns-repeated="2"/>
          <table:table-cell office:value-type="float" office:value="2006">
            <text:p>2006</text:p>
          </table:table-cell>
          <table:table-cell office:value-type="string">
            <text:p>SMkibFB2V8vrfrAZWHgUPCxX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alpetre – Venise</text:p>
          </table:table-cell>
          <table:table-cell table:number-columns-repeated="2"/>
          <table:table-cell office:value-type="float" office:value="2006">
            <text:p>2006</text:p>
          </table:table-cell>
          <table:table-cell office:value-type="string">
            <text:p>VJMXwS94FeosxMh5d6AtzzcE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rbre - Ile de Paques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1Kuz62mYVnsRfUPFLddoaFQi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tacama - Chili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6qfefhqQqmDYGaUmpWggjgag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iel cotonneux - Perou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597Jw32KnAEQEuYDD2tJi9os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nseigne - Lima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3nJafRKXbhF9aRYWmJXP3pvM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scalier - Santiago - Chili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xemuY6yptAVgWji2ju8TrENx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er - Ile de Paques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MhK1cxU3vyzixKWtCscF9pZk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almier - Ile de Paques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XDcis8PbuUm1AVp4wHYBETKU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Peinture - Valparaiso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nsZvB9hse3GNYx8pTXmyWihx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Plantes 1 - Patagonie - Argentine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4uNAMptQftyXYCXJRKZy6dtK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Plantes 2 - Patagonie - Argentine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QZyAmbTXUqZ34WsE4HTEwMJN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ides - Chili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R4iQNkF7mg6YEy4Mq29hT8PV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oches - Chili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wpQUhE4JNcSBsKY4CNwzMsYc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Vagues - Chili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YWKwA52SvtKGCvuh1WuZyj3L</text:p>
          </table:table-cell>
          <table:table-cell/>
          <table:table-cell office:value-type="string">
            <text:p>image</text:p>
          </table:table-cell>
          <table:table-cell office:value-type="string">
            <text:p>Photo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15x20K 4C Jaune </text:p>
          </table:table-cell>
          <table:table-cell table:style-name="ce3" office:value-type="string">
            <text:p>Animation codée en Processing par Alain Longuet </text:p>
          </table:table-cell>
          <table:table-cell table:number-columns-repeated="2"/>
          <table:table-cell office:value-type="string">
            <text:p>fnpcDe5kjoJ3fMb1sMNZEva8</text:p>
          </table:table-cell>
          <table:table-cell office:value-type="float" office:value="1">
            <text:p>1</text:p>
          </table:table-cell>
          <table:table-cell table:style-name="ce3" office:value-type="string">
            <text:p>animation 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15x20K N&amp;B</text:p>
          </table:table-cell>
          <table:table-cell table:style-name="ce3" office:value-type="string">
            <text:p>Animation codée en Processing par Alain Longuet </text:p>
          </table:table-cell>
          <table:table-cell table:number-columns-repeated="2"/>
          <table:table-cell office:value-type="string">
            <text:p>SAmyEwBymx8iNjsgdYZvf9AA</text:p>
          </table:table-cell>
          <table:table-cell office:value-type="float" office:value="2">
            <text:p>2</text:p>
          </table:table-cell>
          <table:table-cell table:style-name="ce3" office:value-type="string">
            <text:p>animation 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5x5K 4C Jaune </text:p>
          </table:table-cell>
          <table:table-cell table:style-name="ce3" office:value-type="string">
            <text:p>Animation codée en Processing par Alain Longuet </text:p>
          </table:table-cell>
          <table:table-cell table:number-columns-repeated="2"/>
          <table:table-cell office:value-type="string">
            <text:p>8RznK4KKehWojY6YHneQVv2Z</text:p>
          </table:table-cell>
          <table:table-cell office:value-type="float" office:value="3">
            <text:p>3</text:p>
          </table:table-cell>
          <table:table-cell table:style-name="ce3" office:value-type="string">
            <text:p>animation 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5x5K 4C Violet </text:p>
          </table:table-cell>
          <table:table-cell table:style-name="ce3" office:value-type="string">
            <text:p>Animation codée en Processing par Alain Longuet </text:p>
          </table:table-cell>
          <table:table-cell table:number-columns-repeated="2"/>
          <table:table-cell office:value-type="string">
            <text:p>5Rw7yTRs51pWGRzso1UyqMbg</text:p>
          </table:table-cell>
          <table:table-cell office:value-type="float" office:value="4">
            <text:p>4</text:p>
          </table:table-cell>
          <table:table-cell table:style-name="ce3" office:value-type="string">
            <text:p>animation 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5x5K N&amp;B</text:p>
          </table:table-cell>
          <table:table-cell table:style-name="ce3" office:value-type="string">
            <text:p>Animation codée en Processing par Alain Longuet </text:p>
          </table:table-cell>
          <table:table-cell table:number-columns-repeated="2"/>
          <table:table-cell office:value-type="string">
            <text:p>a933XLDfC5hADT7h7Szheena</text:p>
          </table:table-cell>
          <table:table-cell office:value-type="float" office:value="5">
            <text:p>5</text:p>
          </table:table-cell>
          <table:table-cell table:style-name="ce3" office:value-type="string">
            <text:p>animation 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lgorithme 15x20 4c+viol. </text:p>
          </table:table-cell>
          <table:table-cell table:style-name="ce3"/>
          <table:table-cell table:style-name="ce3" office:value-type="string">
            <text:p>46 X 73 X 7 cm </text:p>
          </table:table-cell>
          <table:table-cell/>
          <table:table-cell office:value-type="string">
            <text:p>7bEiTFtGUr8MATs88mcatBAP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V 5x5K 4C Fond noir </text:p>
          </table:table-cell>
          <table:table-cell table:style-name="ce3" office:value-type="string">
            <text:p>Animation codée en Processing par Alain Longuet </text:p>
          </table:table-cell>
          <table:table-cell table:number-columns-repeated="2"/>
          <table:table-cell office:value-type="string">
            <text:p>vfRns3S7QB79CvLpyKNFiJmC</text:p>
          </table:table-cell>
          <table:table-cell office:value-type="float" office:value="6">
            <text:p>6</text:p>
          </table:table-cell>
          <table:table-cell table:style-name="ce3" office:value-type="string">
            <text:p>animation 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Vague </text:p>
          </table:table-cell>
          <table:table-cell table:style-name="ce3" office:value-type="string">
            <text:p>Animation codée en Processing par Alain Longuet </text:p>
          </table:table-cell>
          <table:table-cell table:number-columns-repeated="2"/>
          <table:table-cell office:value-type="string">
            <text:p>PCWefkmf1ruVonBuaffr2jr6</text:p>
          </table:table-cell>
          <table:table-cell office:value-type="float" office:value="7">
            <text:p>7</text:p>
          </table:table-cell>
          <table:table-cell table:style-name="ce3" office:value-type="string">
            <text:p>animation 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lgorithme 15x20 <text:s/>N&amp;B</text:p>
          </table:table-cell>
          <table:table-cell/>
          <table:table-cell table:style-name="ce3" office:value-type="string">
            <text:p>15 x 20 m </text:p>
          </table:table-cell>
          <table:table-cell office:value-type="float" office:value="2018">
            <text:p>2018</text:p>
          </table:table-cell>
          <table:table-cell office:value-type="string">
            <text:p>JirMJbCKiyMu9D9ApQCNe4VR</text:p>
          </table:table-cell>
          <table:table-cell office:value-type="string">
            <text:p>NuoLmibghNg</text:p>
          </table:table-cell>
          <table:table-cell table:style-name="ce3" office:value-type="string">
            <text:p>animation 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12">
          <table:table-cell table:style-name="ce3" office:value-type="string">
            <text:p>Color in motion </text:p>
          </table:table-cell>
          <table:table-cell table:style-name="ce3" office:value-type="string">
            <text:p>Film 16mm en couleur, réalisé à l'ordinateur au Conseil National de la Recherche du Canada </text:p>
          </table:table-cell>
          <table:table-cell/>
          <table:table-cell office:value-type="float" office:value="1975">
            <text:p>1975</text:p>
          </table:table-cell>
          <table:table-cell office:value-type="string">
            <text:p>opWYwkuWU9sexu7QzFAwhYwu</text:p>
          </table:table-cell>
          <table:table-cell office:value-type="float" office:value="453207192">
            <text:p>453207192</text:p>
          </table:table-cell>
          <table:table-cell office:value-type="string">
            <text:p>video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9 lignes - 1ere sequence </text:p>
          </table:table-cell>
          <table:table-cell table:number-columns-repeated="2"/>
          <table:table-cell office:value-type="float" office:value="1971">
            <text:p>1971</text:p>
          </table:table-cell>
          <table:table-cell office:value-type="string">
            <text:p>8ksUxBwcX4xM2tYvu8RmEKpW</text:p>
          </table:table-cell>
          <table:table-cell office:value-type="float" office:value="453209807">
            <text:p>453209807</text:p>
          </table:table-cell>
          <table:table-cell office:value-type="string">
            <text:p>video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9 lignes - 2eme sequence </text:p>
          </table:table-cell>
          <table:table-cell table:number-columns-repeated="2"/>
          <table:table-cell office:value-type="float" office:value="1971">
            <text:p>1971</text:p>
          </table:table-cell>
          <table:table-cell office:value-type="string">
            <text:p>zjXvHWVwMh5sFVvNTbDitTdd</text:p>
          </table:table-cell>
          <table:table-cell office:value-type="float" office:value="453210858">
            <text:p>453210858</text:p>
          </table:table-cell>
          <table:table-cell office:value-type="string">
            <text:p>video</text:p>
          </table:table-cell>
          <table:table-cell table:style-name="ce3" office:value-type="string">
            <text:p>Animation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ignes du lavoir </text:p>
          </table:table-cell>
          <table:table-cell table:number-columns-repeated="2"/>
          <table:table-cell office:value-type="float" office:value="2008">
            <text:p>2008</text:p>
          </table:table-cell>
          <table:table-cell office:value-type="string">
            <text:p>gWnDxYs6LNRsg66cJUQGwNaP.png</text:p>
          </table:table-cell>
          <table:table-cell office:value-type="float" office:value="445507543">
            <text:p>445507543</text:p>
          </table:table-cell>
          <table:table-cell office:value-type="string">
            <text:p>video</text:p>
          </table:table-cell>
          <table:table-cell table:style-name="ce3" office:value-type="string">
            <text:p>Video </text:p>
          </table:table-cell>
          <table:table-cell table:number-columns-repeated="1016"/>
        </table:table-row>
        <table:table-row table:style-name="ro1">
          <table:table-cell office:value-type="string">
            <text:p>Ondulations</text:p>
          </table:table-cell>
          <table:table-cell table:number-columns-repeated="2"/>
          <table:table-cell office:value-type="float" office:value="2008">
            <text:p>2008</text:p>
          </table:table-cell>
          <table:table-cell office:value-type="string">
            <text:p>r8XzQj7yV1b9sG9WyK6p17oM.png</text:p>
          </table:table-cell>
          <table:table-cell office:value-type="float" office:value="445514327">
            <text:p>445514327</text:p>
          </table:table-cell>
          <table:table-cell office:value-type="string">
            <text:p>video</text:p>
          </table:table-cell>
          <table:table-cell table:style-name="ce3" office:value-type="string">
            <text:p>Video </text:p>
          </table:table-cell>
          <table:table-cell table:number-columns-repeated="1016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4">24/02/2023</text:date>, <text:time>10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dc:date>2023-02-24T10:14:03.96</dc:date>
    <dc:creator>Sandra Vilder</dc:creator>
    <meta:editing-duration>PT20H21M22S</meta:editing-duration>
    <meta:editing-cycles>24</meta:editing-cycles>
    <meta:document-statistic meta:table-count="1" meta:cell-count="1258" meta:object-count="0"/>
  </office:meta>
</office:document-meta>
</file>